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Cambria Math" style:font-name-complex="Cambria Math"/>
    </style:style>
    <style:style style:name="T6" style:parent-style-name="DefaultParagraphFont" style:family="text">
      <style:text-properties style:font-name="Cambria Math" style:font-name-complex="Cambria Math"/>
    </style:style>
    <style:style style:name="T7" style:parent-style-name="DefaultParagraphFont" style:family="text">
      <style:text-properties style:font-name="Cambria Math" style:font-name-complex="Cambria Math"/>
    </style:style>
    <style:style style:name="T8" style:parent-style-name="DefaultParagraphFont" style:family="text">
      <style:text-properties style:font-name="Cambria Math" style:font-name-complex="Cambria Math"/>
    </style:style>
    <style:style style:name="T9" style:parent-style-name="DefaultParagraphFont" style:family="text">
      <style:text-properties style:font-name-complex="Aptos"/>
    </style:style>
    <style:style style:name="P10" style:parent-style-name="Normal" style:family="paragraph">
      <style:paragraph-properties>
        <style:tab-stops>
          <style:tab-stop style:type="center" style:position="3.134in"/>
        </style:tab-stops>
      </style:paragraph-properties>
    </style:style>
    <style:style style:name="P11" style:parent-style-name="Normal" style:family="paragraph">
      <style:paragraph-properties>
        <style:tab-stops>
          <style:tab-stop style:type="center" style:position="3.134in"/>
        </style:tab-stops>
      </style:paragraph-properties>
    </style:style>
    <style:style style:name="P12" style:parent-style-name="Normal" style:family="paragraph">
      <style:paragraph-properties>
        <style:tab-stops>
          <style:tab-stop style:type="center" style:position="3.134in"/>
        </style:tab-stops>
      </style:paragraph-properties>
    </style:style>
    <style:style style:name="P13" style:parent-style-name="Normal" style:family="paragraph">
      <style:paragraph-properties>
        <style:tab-stops>
          <style:tab-stop style:type="center" style:position="3.134in"/>
        </style:tab-stops>
      </style:paragraph-properties>
    </style:style>
    <style:style style:name="P14" style:parent-style-name="Normal" style:family="paragraph">
      <style:paragraph-properties>
        <style:tab-stops>
          <style:tab-stop style:type="center" style:position="3.134in"/>
        </style:tab-stops>
      </style:paragraph-properties>
    </style:style>
    <style:style style:name="P15" style:parent-style-name="Normal" style:family="paragraph">
      <style:paragraph-properties>
        <style:tab-stops>
          <style:tab-stop style:type="center" style:position="3.134in"/>
        </style:tab-stops>
      </style:paragraph-properties>
    </style:style>
    <style:style style:name="P16" style:parent-style-name="Normal" style:family="paragraph">
      <style:paragraph-properties fo:break-before="page"/>
    </style:style>
    <style:style style:name="T17" style:parent-style-name="DefaultParagraphFont" style:family="text">
      <style:text-properties style:text-position="super 58.3%"/>
    </style:style>
    <style:style style:name="T18" style:parent-style-name="DefaultParagraphFont" style:family="text">
      <style:text-properties style:font-name="Cambria Math" style:font-name-complex="Cambria Math"/>
    </style:style>
  </office:automatic-styles>
  <office:body>
    <office:text text:use-soft-page-breaks="true">
      <text:p text:style-name="P1">Intro</text:p>
      <text:p text:style-name="Normal">Transformers form a core part of modern technology, being used for impedance matching within electronics and electricity transmission on the grid. In both systems, the efficiency and performance are determined by how the<text:s/>transformer responds to an applied magnetic field. This response is described by the relationship between the magnetic flux density $B$ and the magnetising field $H$, known as the B–H curve. By altering the core of the transformer its properties can be changed. For ferromagnetic materials, the B–H curve is non-linear and exhibits hysteresis [X]. $\\$</text:p>
      <text:p text:style-name="Normal">[insert hysteresis curve] $\\$</text:p>
      <text:p text:style-name="Normal">The most efficient transformers are made by having a high magnetic susceptibility ($\mu_r$) and low energy loss per cycle. This experiment aims to quantify the usability of different materials as transformer cores. Section 2 of this report will go through the relevant theory. Section 3 outlines the experimental setup, and section 4 shows the results obtained. This data is analysed and compared against theoretical expectations in section 5. The overall conclusions are then presented in section 6.<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heory</text:p>
      <text:p text:style-name="Normal">The magnetising field $H$ inside a solenoid is given by</text:p>
      <text:p text:style-name="Normal">[b = n I /L]</text:p>
      <text:p text:style-name="Normal">where n is the number of turns, i the<text:s/>current, and L the solenoid length.</text:p>
      <text:p text:style-name="Normal">This gives rise to the magnetic flux density $B$</text:p>
      <text:p text:style-name="Normal">For non-magnetic media there is a linear relationship:</text:p>
      <text:p text:style-name="Normal">[B=μ0<text:span text:style-name="T2">​</text:span>μr<text:span text:style-name="T3">​</text:span>H]</text:p>
      <text:p text:style-name="Normal">However, when using magnetic materials:</text:p>
      <text:p text:style-name="Normal">[B=μ0<text:span text:style-name="T4">​</text:span>(H+M)]<text:s/></text:p>
      <text:p text:style-name="Normal">μ0 is …</text:p>
      <text:p text:style-name="Normal">μr is …</text:p>
      <text:p text:style-name="Normal"/>
      <text:p text:style-name="Normal">by using different materials within the centre of the solenoid different values of $mu$ are used resulting in different hysteresis loops being formed.</text:p>
      <text:p text:style-name="Normal">These B and H values cannot be measured directly. But if you arrange 2 solenoids as in [$\cref$]</text:p>
      <text:p text:style-name="Normal">[figure]</text:p>
      <text:p text:style-name="Normal">the variance of the magnetic field in one (the primary solenoid) results in an induced $emf$ in the other coil.<text:s/></text:p>
      <text:p text:style-name="Normal">Given by faradays law</text:p>
      <text:p text:style-name="Normal">[<text:span text:style-name="T5">ℰ</text:span><text:span text:style-name="T6">𝑠</text:span><text:s/>=<text:s/><text:span text:style-name="T7">𝑛𝑠</text:span><text:s/><text:span text:style-name="T8">𝜕</text:span><text:span text:style-name="T9">phi dt</text:span>]<text:s/></text:p>
      <text:p text:style-name="Normal">Where<text:s/></text:p>
      <text:p text:style-name="Normal">E is the emf induced in the secondary coil</text:p>
      <text:p text:style-name="Normal">N_s is the number of turns of coil</text:p>
      <text:p text:style-name="Normal">And d phi/dt s the rate of change of flux</text:p>
      <text:p text:style-name="Normal"/>
      <text:p text:style-name="Normal">Phi, the magnetic flux given by<text:s/></text:p>
      <text:p text:style-name="Normal">[phi = B A_s ]</text:p>
      <text:soft-page-break/>
      <text:p text:style-name="Normal">Where B is the magnetic field strength inside the coil and is provided by the primary coil and A_s is the area of the secondary coil.</text:p>
      <text:p text:style-name="Normal"/>
      <text:p text:style-name="Normal">This secondary coil then allows us to calculate phi by<text:s/>integrating [eqn above] to give</text:p>
      <text:p text:style-name="P10">B = to calc (check 6.5 lab manual)<text:tab/></text:p>
      <text:p text:style-name="P11"/>
      <text:p text:style-name="P12">Then through the use of an integrator circuit we can let [I = integral..] and then measure B using<text:s/></text:p>
      <text:p text:style-name="P13">V = …<text:s/></text:p>
      <text:p text:style-name="P14"/>
      <text:p text:style-name="P15">This allows us to measure our B and H through our coils and plot a<text:s/>hysteresis loop as the AC current changes.</text:p>
      <text:p text:style-name="Normal"/>
      <text:p text:style-name="Normal">Our loop allows us to calculate the energy loss per cycle from the area under the BH curve and the mu_r values at different points.</text:p>
      <text:p text:style-name="Normal">in this case mu_r = dh/db in some localised region as we assume local linear dependence.</text:p>
      <text:p text:style-name="Normal"/>
      <text:p text:style-name="Normal"/>
      <text:p text:style-name="Normal"/>
      <text:p text:style-name="Normal"/>
      <text:p text:style-name="P16"/>
      <text:p text:style-name="Normal">Method</text:p>
      <text:p text:style-name="Normal">Experimental setup</text:p>
      <text:p text:style-name="Normal">2 coils, one of ~500 turns and one of ~400 turns are coiled intro a solenoid.</text:p>
      <text:p text:style-name="Normal">The coil with 500 turns is designated the primary coil and connected in series with a 2-ohm resistor to reduce the current and ensuring the coil does not overheat<text:s/></text:p>
      <text:p text:style-name="Normal">This part of the circuit is completed by connecting it to a signal generator set to …. 50 Hz</text:p>
      <text:p text:style-name="Normal">The secondary coil is then attached to an integrator circuit.</text:p>
      <text:p text:style-name="Normal">The integrator circuit is setup as show below:</text:p>
      <text:p text:style-name="Normal">&lt;Insert image&gt;</text:p>
      <text:p text:style-name="Normal">R2 was chosen to be, 1M ohm.<text:s/></text:p>
      <text:p text:style-name="Normal">The value of C1 such that<text:s/></text:p>
      <text:p text:style-name="Normal">Z1 &lt;&lt; 1 M ohm<text:s/></text:p>
      <text:p text:style-name="Normal">Z 1/omega c</text:p>
      <text:p text:style-name="Normal">C 3.18 nf</text:p>
      <text:p text:style-name="Normal">Therefore Picking 100 nf is suitable.</text:p>
      <text:p text:style-name="Normal">Netx Ri needs to be chosen, to make the calculations easier I picked an Ri value that would give a gain of 1.</text:p>
      <text:p text:style-name="Normal">Gain = 1/omega R C</text:p>
      <text:p text:style-name="Normal"/>
      <text:p text:style-name="Normal">R =<text:s/>1/ omega C<text:s/></text:p>
      <text:p text:style-name="Normal">R ~<text:s/></text:p>
      <text:p text:style-name="Normal">Measuring a 30 K ohm</text:p>
      <text:p text:style-name="Normal">R =<text:s/></text:p>
      <text:p text:style-name="Normal">Gain =<text:s/></text:p>
      <text:p text:style-name="Normal">After the circuit was set up the oscilloscope was attached to the signal generator to measure the input and to the integrator circuit.</text:p>
      <text:p text:style-name="Normal">The circuit was then tested using a square wave and the measured gain was calculated as 0.734</text:p>
      <text:soft-page-break/>
      <text:p text:style-name="Normal">&lt;Insert graph&gt;</text:p>
      <text:p text:style-name="Normal">Measuring metal samples</text:p>
      <text:p text:style-name="Normal">1<text:span text:style-name="T17">st</text:span><text:s/>the measurements were performed without a sample (air) to act as a control.</text:p>
      <text:p text:style-name="Normal"/>
      <text:p text:style-name="Normal">Now to test the different metals the first step was to measure the cross sectional area of the metals.</text:p>
      <text:p text:style-name="Normal">Then place them into the core and turn on the signal generator to feed an AC current into the primary coil</text:p>
      <text:p text:style-name="Normal">Wait until the circuit reached a steady state and then immediately save the data points for 16 cycles. This is done so that the coil doesn’t heat up and change its resistance during the measurement.</text:p>
      <text:p text:style-name="Normal">The coil is then turned off and this is repeated for the other samples.</text:p>
      <text:p text:style-name="Normal">The samples used were:</text:p>
      <text:p text:style-name="Normal">Mild steel</text:p>
      <text:p text:style-name="Normal">Transformer iron</text:p>
      <text:p text:style-name="Normal">CuNi alloy at 10C and above 40C</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ata<text:s/>and analysis</text:p>
      <text:p text:style-name="Normal"/>
      <text:p text:style-name="Normal">Overview</text:p>
      <text:p text:style-name="Normal">The First step was to get the measurements of the samples being used, these were given by:</text:p>
      <text:p text:style-name="Normal">Insert table:</text:p>
      <text:p text:style-name="Normal">Metals /measurements/area</text:p>
      <text:p text:style-name="Normal">Over the experiment<text:s/>5<text:s/>sets of data were collected:<text:s/></text:p>
      <text:p text:style-name="Normal">The air control experiment<text:s/></text:p>
      <text:p text:style-name="Normal">mild steel<text:s/>…</text:p>
      <text:p text:style-name="Normal">trans steel</text:p>
      <text:p text:style-name="Normal">copper at 10 and at 40+</text:p>
      <text:p text:style-name="Normal">Transformer<text:s/>iron and copper above 40 were both taken twice as the initial readings did not seem to fit with the literature and were assumed to have an error. These were retaken at the ed of the experiment and found to be the indistinguishable and thus the initial readings were used for the data analysis.</text:p>
      <text:p text:style-name="Normal">in<text:s/>This data<text:s/>20 loops were made of the steady state response.<text:s/>Through the use of equations 2.9 and 2.1 the<text:s/>voltages measured across the 2 ohm resistor and the intergrator output<text:s/>are turned into H and B values for my plots.</text:p>
      <text:p text:style-name="Normal">Air calibration</text:p>
      <text:p text:style-name="Normal">The air plot shows no hysteresis as expected, it has a linear response and is modelled by the equation ---<text:s/></text:p>
      <text:p text:style-name="Normal">This gives a mu R value that is smaller than expected. the variance between points gives an error that doesn’t account for<text:s/>the<text:s/>lower value and so this<text:s/>is<text:s/>a systematic error that could be due to…</text:p>
      <text:p text:style-name="Normal"/>
      <text:p text:style-name="Normal">Hysterysis plots</text:p>
      <text:p text:style-name="Normal">For the hysterysis plots there were loop seen on the ends as seen in figure..</text:p>
      <text:p text:style-name="Normal">The reason for this was unknown but potentially due to: resistance and capacitances in the coils that were<text:s/>unaccounted<text:s/>for</text:p>
      <text:p text:style-name="Normal">Or a delay in how fast the<text:s/>integrator<text:s/>can react to the changing current coming into it.</text:p>
      <text:soft-page-break/>
      <text:p text:style-name="Normal">For this reason the end tails of the hysteresis loops were fitted to fifth order polynomials allowing a smooth gradient to be found at the ends.</text:p>
      <text:p text:style-name="Normal"/>
      <text:p text:style-name="Normal">Mild steel</text:p>
      <text:p text:style-name="Normal">Insert raw graph</text:p>
      <text:p text:style-name="Normal">After performing the polynomial fit the graph became:</text:p>
      <text:p text:style-name="Normal">Insert graph</text:p>
      <text:p text:style-name="Normal">Insert table</text:p>
      <text:p text:style-name="Normal"/>
      <text:p text:style-name="Normal"/>
      <text:p text:style-name="Normal">Transformer iron</text:p>
      <text:p text:style-name="Normal">Insert raw graph</text:p>
      <text:p text:style-name="Normal">After performing the polynomial fit the graph became:</text:p>
      <text:p text:style-name="Normal">Insert graph</text:p>
      <text:p text:style-name="Normal">Insert table</text:p>
      <text:p text:style-name="Normal"/>
      <text:p text:style-name="Normal"/>
      <text:p text:style-name="Normal">CuNi at 10C</text:p>
      <text:p text:style-name="Normal">Insert raw graph</text:p>
      <text:p text:style-name="Normal">After performing the polynomial fit the graph became:</text:p>
      <text:p text:style-name="Normal">Insert graph</text:p>
      <text:p text:style-name="Normal">Insert table</text:p>
      <text:p text:style-name="Normal"/>
      <text:p text:style-name="Normal"/>
      <text:p text:style-name="Normal">CuNi at +40C</text:p>
      <text:p text:style-name="Normal">Insert raw graph</text:p>
      <text:p text:style-name="Normal">The Data now no longer showed hysterysis and instead gave a linear relation this was thus modelled using a linear regression.</text:p>
      <text:p text:style-name="Normal">Insert gra</text:p>
      <text:soft-page-break/>
      <text:p text:style-name="Normal">Insert table</text:p>
      <text:p text:style-name="Normal"><text:s/>For this final<text:s/></text:p>
      <text:p text:style-name="Normal"/>
      <text:p text:style-name="Normal"/>
      <text:p text:style-name="Normal">The reason for this was unknown but potentially due to: resistance and capacitances in the coils that were unaccounted for</text:p>
      <text:p text:style-name="Normal">Or a delay in how fast the integrator can react to the changing current coming into it.</text:p>
      <text:p text:style-name="Normal"/>
      <text:p text:style-name="Normal"/>
      <text:p text:style-name="Norm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iscussion</text:p>
      <text:p text:style-name="Normal">5.1 Recap of key trends<text:s/></text:p>
      <text:p text:style-name="Normal">The experiment the<text:s/>aimed to use the B-H curves of different materials to quantify which would be the best for use as the core of a transformer iron. This is done by comparing their maximum mu r, power loss and other associated factor which are calculated from their BH curves.</text:p>
      <text:p text:style-name="Normal">It was found that<text:s/>transformer iron &gt; mild steel<text:s/><text:span text:style-name="T18">≫</text:span><text:s/>Cu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nil shah</meta:initial-creator>
    <dc:creator>shanil shah</dc:creator>
    <meta:creation-date>2025-11-27T14:22:00Z</meta:creation-date>
    <dc:date>2025-12-06T15:14:00Z</dc:date>
    <meta:template xlink:href="Normal.dotm" xlink:type="simple"/>
    <meta:editing-cycles>7</meta:editing-cycles>
    <meta:editing-duration>PT239340S</meta:editing-duration>
    <meta:document-statistic meta:page-count="9" meta:paragraph-count="14" meta:word-count="1078" meta:character-count="7210" meta:row-count="51" meta:non-whitespace-character-count="6146"/>
  </office:meta>
</office:document-meta>
</file>